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Heading_20_2">
      <style:text-properties fo:font-size="16pt" style:font-size-asian="16pt" style:font-size-complex="16pt"/>
    </style:style>
    <style:style style:name="P18" style:family="paragraph" style:parent-style-name="Heading_20_2">
      <style:text-properties style:font-name-asian="MS Mincho" style:font-name-complex="Tahoma3"/>
    </style:style>
    <style:style style:name="P19" style:family="paragraph" style:parent-style-name="Heading_20_1">
      <style:paragraph-properties fo:break-before="page"/>
    </style:style>
    <style:style style:name="P20" style:family="paragraph" style:parent-style-name="Heading_20_3">
      <style:text-properties fo:font-size="14pt" style:font-size-asian="14pt" style:font-size-complex="14pt"/>
    </style:style>
    <style:style style:name="P21" style:family="paragraph" style:parent-style-name="Text_20_body" style:list-style-name="L2"/>
    <style:style style:name="P22" style:family="paragraph" style:parent-style-name="Text_20_body">
      <style:text-properties style:font-name-asian="MS Mincho" style:font-name-complex="Tahoma3"/>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1">
      <style:paragraph-properties fo:margin-top="0cm" fo:margin-bottom="0cm"/>
    </style:style>
    <style:style style:name="P29" style:family="paragraph" style:parent-style-name="Text_20_body">
      <style:paragraph-properties fo:break-before="page"/>
      <style:text-properties style:font-name-asian="MS Mincho" style:font-name-complex="Tahoma3"/>
    </style:style>
    <style:style style:name="P30" style:family="paragraph">
      <style:text-properties style:font-name="Arial2"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style:font-name="Colibri" fo:font-weight="normal" style:font-size-asian="11pt" style:font-weight-asian="normal" style:font-size-complex="11pt" style:font-weight-complex="normal"/>
    </style:style>
    <style:style style:name="T3" style:family="text">
      <style:text-properties fo:color="#000080" style:font-name="Arial2" fo:font-size="10pt" fo:font-weight="bold" style:font-size-asian="10pt" style:font-weight-asian="bold" style:font-size-complex="10pt" style:font-weight-complex="bold"/>
    </style:style>
    <style:style style:name="T4" style:family="text">
      <style:text-properties style:font-name="Arial2" fo:font-size="10pt" fo:font-weight="normal" style:font-size-asian="10pt" style:font-weight-asian="normal" style:font-size-complex="10pt" style:font-weight-complex="normal"/>
    </style:style>
    <style:style style:name="T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Arial2" fo:font-size="10pt" fo:font-weight="bold" style:font-size-asian="10pt" style:font-weight-asian="bold" style:font-size-complex="10pt" style:font-weight-complex="bold"/>
    </style:style>
    <style:style style:name="T7" style:family="text">
      <style:text-properties fo:color="#800000" style:font-name="Arial2" fo:font-size="10pt" fo:font-weight="bold" style:font-size-asian="10pt" style:font-weight-asian="bold" style:font-size-complex="10pt" style:font-weight-complex="bold"/>
    </style:style>
    <style:style style:name="T8"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9" text:outline-level="1"><text:bookmark-start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19" text:outline-level="1"><text:bookmark-start text:name="__RefHeading__494_297275160"/>Introduction<text:bookmark-end text:name="__RefHeading__494_297275160"/></text:h>
      <text:h text:style-name="Heading_20_2" text:outline-level="2"><text:bookmark-start text:name="__RefHeading__498_297275160"/>Présentation du projet<text:bookmark-end text:name="__RefHeading__498_297275160"/></text:h>
      <text:h text:style-name="Heading_20_3" text:outline-level="3"><text:bookmark-start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start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start text:name="__RefHeading__392_1336058694"/>Présentation du document <text:bookmark-end text:name="__RefHeading__392_1336058694"/></text:h>
      <text:p text:style-name="Text_20_body"><text:tab/>Présentation du documents avec ses rôles majores.</text:p>
      <text:h text:style-name="P17" text:outline-level="2"><text:bookmark-start text:name="__RefHeading__394_1336058694"/>Document applicables/Documents de référence <text:bookmark-end text:name="__RefHeading__394_1336058694"/></text:h>
      <text:h text:style-name="P20" text:outline-level="3"><text:bookmark-start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start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0171958" text:style-name="L1">
        <text:list-item>
          <text:p text:style-name="P28">Plan-type «dossier de gestion de la documentation»</text:p>
        </text:list-item>
        <text:list-item>
          <text:p text:style-name="P28">etc.</text:p>
        </text:list-item>
      </text:list>
      <text:h text:style-name="P17" text:outline-level="2"><text:bookmark-start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p text:style-name="P29"/>
      <text:h text:style-name="Heading_20_1" text:outline-level="1">Dysfonctionnements</text:h>
      <text:h text:style-name="Heading_20_2" text:outline-level="2">Système Informatique</text:h>
      <text:list xml:id="list30125012" text:style-name="L2">
        <text:list-item>
          <text:p text:style-name="P21">Les chantiers ne sont pas encore tous informatisés et il existe qu'une prévision de 10 mois pour changer cette facteur.</text:p>
        </text:list-item>
        <text:list-item>
          <text:p text:style-name="P21">La communication entre les chantiers et la Direction Matérielle se faire par des technologies anciennes et pas fiables (utilisation des disquettes). Ces méthodes actuelles causent des délais de communication entre ceux.</text:p>
        </text:list-item>
        <text:list-item>
          <text:p text:style-name="P21">Les applications logicielles actuelles ne sont pas intégrés. Il n'existe pas une base de données centrale.</text:p>
        </text:list-item>
      </text:list>
      <text:h text:style-name="Heading_20_2" text:outline-level="2">Demande Matériel</text:h>
      <text:list xml:id="list30271374" text:style-name="L3">
        <text:list-item>
          <text:p text:style-name="P23">La responsabilité de remplissage des formulaires d'entrée et sortie des matériels peut ajouter des problèmes à cause d'erreurs humaines (oublier la remplissage, se tromper sur l'identifiant de matériel, etc).</text:p>
        </text:list-item>
        <text:list-item>
          <text:p text:style-name="P23">Il n'existe pas une suivi d'utilisation de matériel, donc la durée de permanence avec un certain matériel n'est pas connue.</text:p>
        </text:list-item>
        <text:list-item>
          <text:p text:style-name="P23">Pour visualiser des détails sur les entrées et sorties des matérielles, il faut prendre tous les formulaires en papier et fournir ses informations à une </text:p>
        </text:list-item>
      </text:list>
      <text:p text:style-name="Text_20_body"/>
      <text:h text:style-name="Heading_20_2" text:outline-level="2">Planification d'affectation du matériel</text:h>
      <text:list xml:id="list30404509" text:style-name="L5">
        <text:list-item>
          <text:p text:style-name="P25">Tout la méthode de planification dépend d'une communication <text:span text:style-name="T1">efficace</text:span> et fiable entre tous les départements; en considérant que les chantiers ne sont pas encore tous informatisés, ça peut apporter des problèmes d'efficience;</text:p>
        </text:list-item>
      </text:list>
      <text:list xml:id="list30356375" text:style-name="L4">
        <text:list-item>
          <text:p text:style-name="P24">Actuellement Il n'existe pas une procédure de suivi des commandes;</text:p>
        </text:list-item>
        <text:list-item>
          <text:p text:style-name="P24">Il manque un mécanisme automatique de correction de prévisions (calculs en utilisant les durées prévue et réel)</text:p>
        </text:list-item>
      </text:list>
      <text:h text:style-name="P18" text:outline-level="2">Maintenance</text:h>
      <text:list xml:id="list30392036" text:style-name="L6">
        <text:list-item>
          <text:p text:style-name="P26">Aucun calcul de statistique sur les pannes n’est mis en place;</text:p>
        </text:list-item>
        <text:list-item>
          <text:p text:style-name="P26">Les demandes de pièces de rechange sont émises trop tardivement.</text:p>
        </text:list-item>
        <text:list-item>
          <text:p text:style-name="P26">Le support et l’évolution des applications de maintenance peuvent être problématiques.</text:p>
        </text:list-item>
      </text:list>
      <text:h text:style-name="P18" text:outline-level="2">Approvisionnement</text:h>
      <text:list xml:id="list30572192" text:style-name="L7">
        <text:list-item>
          <text:p text:style-name="P27">Pour les demandes urgentes, les pièces sont achetées sans <text:s/>aucune consultation du stock;</text:p>
        </text:list-item>
        <text:list-item>
          <text:p text:style-name="P27">Aucune statistique ne peut être effectuée sur les demandes urgentes;</text:p>
        </text:list-item>
        <text:list-item>
          <text:p text:style-name="P27">Les prévisions de consommation ne prennent en compte que les demandes de pièces de rechange classiques (l<text:span text:style-name="T2">es demandes urgentes ne sont pas comprises dans cette analyse);</text:span></text:p>
        </text:list-item>
        <text:list-item>
          <text:p text:style-name="P27">Les prévisions sont basées sur l'utilisation de matérielle de la période précèdent, ce qu'ajout des contraintes par rapport au niveau de changements d'utilisation de matériel permis pour un nouveau travail.</text:p>
        </text:list-item>
      </text:list>
      <text:h text:style-name="P18" text:outline-level="2"><text:soft-page-break/>Facturation</text:h>
      <text:p text:style-name="P13"/>
      <text:p text:style-name="P12"/>
      <text:p text:style-name="P2"/>
      <text:p text:style-name="Spec_20_-_20_Texte_20_sans_20_mise_20_en_20_forme"><draw:frame text:anchor-type="paragraph" draw:z-index="1" draw:style-name="gr2" draw:text-style-name="P30" svg:width="17.001cm" svg:height="1.248cm" svg:x="0.501cm" svg:y="0.63cm"><draw:text-box><text:p><text:span text:style-name="T6">Note :</text:span></text:p><text:p><text:span text:style-name="T4">Ceci est une note !</text:span></text:p></draw:text-box></draw:frame></text:p>
      <text:p text:style-name="Spec_20_-_20_Texte_20_sans_20_mise_20_en_20_forme"><draw:frame text:anchor-type="paragraph" draw:z-index="3" draw:style-name="gr4" draw:text-style-name="P30" svg:width="17.001cm" svg:height="1.347cm" svg:x="0.501cm" svg:y="5.061cm"><draw:text-box><text:p><text:span text:style-name="T6">ATTENTION !</text:span></text:p><text:p><text:span text:style-name="T4">Ceci est une note importante !</text:span></text:p></draw:text-box></draw:frame><draw:frame text:anchor-type="paragraph" draw:z-index="2" draw:style-name="gr3" draw:text-style-name="P30" svg:width="17.001cm" svg:height="1.347cm" svg:x="0.501cm" svg:y="2.63cm"><draw:text-box><text:p><text:span text:style-name="T6">IMPORTANT !</text:span></text:p><text:p><text:span text:style-name="T4">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0" svg:width="17.001cm" svg:height="2.567cm" svg:x="0.501cm" svg:y="2.163cm"><draw:text-box><text:p><text:span text:style-name="T3">Note aux développeurs :</text:span></text:p><text:p><text:span text:style-name="T4">Ceci est une note pour les développeurs !</text:span></text:p><text:p><text:span text:style-name="T5">Exemples</text:span><text:span text:style-name="T4"> : </text:span></text:p><text:p><text:span text:style-name="T4">- Prévoir en flexibilité : la liste pourra changer au cours du temps et être 10 fois plus longue.</text:span></text:p><text:p><text:span text:style-name="T4">- Le système AX est incompatible avec le produit AY : Utilisez la méthode BY.</text:span></text:p></draw:text-box></draw:frame><draw:frame text:anchor-type="paragraph" draw:z-index="4" draw:style-name="gr5" draw:text-style-name="P30" svg:width="17.001cm" svg:height="2.991cm" svg:x="0.501cm" svg:y="5.128cm"><draw:text-box><text:p><text:span text:style-name="T7">Note aux fonctionnels :</text:span></text:p><text:p><text:span text:style-name="T4">Ceci est une note pour les fonctionnels.</text:span></text:p><text:p><text:span text:style-name="T5">Exemple</text:span><text:span text:style-name="T4"> : </text:span></text:p><text:p><text:span text:style-name="T4">- Cette décision a été prise afin de rester en accord avec la procédure A090.</text:span></text:p><text:p><text:span text:style-name="T4">- Cette étape de validation est particulièrement importante dans le processus de gestion du magasin. Vérifiez à deux fois plutôt que d' « auto-valider ».</text:span></text:p></draw:text-box></draw:frame><draw:frame text:anchor-type="paragraph" draw:z-index="5" draw:style-name="gr6" draw:text-style-name="P30" svg:width="17.001cm" svg:height="2.991cm" svg:x="0.501cm" svg:y="9.781cm"><draw:text-box><text:p><text:span text:style-name="T8">Note aux testeurs :</text:span></text:p><text:p><text:span text:style-name="T4">Ceci est une note pour les testeurs.</text:span></text:p><text:p><text:span text:style-name="T5">Exemple</text:span><text:span text:style-name="T4"> : </text:span></text:p><text:p><text:span text:style-name="T4">- Pensez à vérifier le comportement de chaque champ obligatoire lorsqu'il est vide.</text:span></text:p><text:p><text:span text:style-name="T4">-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list-style-name="">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1-19T10:04:08.17</meta:creation-date>
    <meta:editing-duration>PT00H48M50S</meta:editing-duration>
    <meta:editing-cycles>5</meta:editing-cycles>
    <meta:generator>OpenOffice.org/3.1$Win32 OpenOffice.org_project/310m19$Build-9420</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1-19T10:52:59.54</dc:date>
    <dc:creator>Leandro Mattioli</dc:creator>
    <meta:document-statistic meta:table-count="3" meta:image-count="0" meta:object-count="0" meta:page-count="8" meta:paragraph-count="88" meta:word-count="699" meta:character-count="4568"/>
    <meta:user-defined meta:name="Info 2"/>
    <meta:user-defined meta:name="Info 3"/>
    <meta:user-defined meta:name="Info 4"/>
    <meta:user-defined meta:name="License">&lt;a href="http://templates.services.openoffice.org/bsd-license"&gt;BSD&lt;/a&gt; </meta:user-defined>
  </office:meta>
</office:document-meta>
</file>